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Micromouse<text:line-break/>3- Contrôle/Comma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Commande du robot</text:p>
          </draw:text-box>
        </draw:frame>
        <draw:frame presentation:style-name="pr4" draw:text-style-name="P1" draw:layer="layout" svg:width="26cm" svg:height="7cm" svg:x="1cm" svg:y="3cm" presentation:class="outline" presentation:user-transformed="true">
          <draw:text-box>
            <text:list text:style-name="L2">
              <text:list-item>
                <text:p text:style-name="P4">On commande le robot avec la vitesse des roues</text:p>
                <text:list>
                  <text:list-item>
                    <text:p>Ligne droite : vL = vR, sinon virage</text:p>
                  </text:list-item>
                  <text:list-item>
                    <text:p>Rotation sur place : vL = -vR</text:p>
                  </text:list-item>
                </text:list>
              </text:list-item>
              <text:list-item>
                <text:p>⇒ On doit contrôler et mesurer la vitesse de chaque moteur</text:p>
                <text:list>
                  <text:list-item>
                    <text:p>Les deux moteurs ne réagissent pas nécessairement pareil</text:p>
                  </text:list-item>
                  <text:list-item>
                    <text:p>Régulateur en boucle fermée</text:p>
                  </text:list-item>
                </text:list>
              </text:list-item>
            </text:list>
          </draw:text-box>
        </draw:frame>
        <draw:line draw:style-name="gr2" draw:text-style-name="P5" draw:layer="layout" svg:x1="6.1cm" svg:y1="11.5cm" svg:x2="7.6cm" svg:y2="11.5cm">
          <text:p/>
        </draw:line>
        <draw:custom-shape draw:style-name="gr3" draw:text-style-name="P6" draw:layer="layout" svg:width="1cm" svg:height="1cm" svg:x="7.6cm" svg:y="11cm">
          <text:p text:style-name="P6">+/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1.5cm" svg:x="11.1cm" svg:y="10.7cm">
          <text:p text:style-name="P6">Correction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6cm" svg:y1="11.5cm" svg:x2="11.1cm" svg:y2="11.5cm">
          <text:p/>
        </draw:line>
        <draw:custom-shape draw:style-name="gr4" draw:text-style-name="P6" draw:layer="layout" svg:width="3.5cm" svg:height="1.5cm" svg:x="18.6cm" svg:y="10.7cm">
          <text:p text:style-name="P6">Moteur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4.6cm" svg:y1="11.5cm" svg:x2="18.6cm" svg:y2="11.5cm">
          <text:p/>
        </draw:line>
        <draw:line draw:style-name="gr5" draw:text-style-name="P5" draw:layer="layout" svg:x1="8.1cm" svg:y1="13cm" svg:x2="8.1cm" svg:y2="11.9cm">
          <text:p/>
        </draw:line>
        <draw:line draw:style-name="gr6" draw:text-style-name="P5" draw:layer="layout" svg:x1="8.1cm" svg:y1="13cm" svg:x2="23.6cm" svg:y2="13cm">
          <text:p/>
        </draw:line>
        <draw:line draw:style-name="gr6" draw:text-style-name="P5" draw:layer="layout" svg:x1="23.6cm" svg:y1="11.5cm" svg:x2="23.6cm" svg:y2="13cm">
          <text:p/>
        </draw:line>
        <draw:line draw:style-name="gr6" draw:text-style-name="P5" draw:layer="layout" svg:x1="23.6cm" svg:y1="11.5cm" svg:x2="22.1cm" svg:y2="11.5cm">
          <text:p/>
        </draw:line>
        <draw:frame draw:style-name="gr7" draw:text-style-name="P7" draw:layer="layout" svg:width="3.774cm" svg:height="0.962cm" svg:x="14.6cm" svg:y="10.538cm">
          <draw:text-box>
            <text:p>Commande</text:p>
          </draw:text-box>
        </draw:frame>
        <draw:frame draw:style-name="gr7" draw:text-style-name="P7" draw:layer="layout" svg:width="2.263cm" svg:height="0.962cm" svg:x="8.837cm" svg:y="10.438cm">
          <draw:text-box>
            <text:p>Erreur</text:p>
          </draw:text-box>
        </draw:frame>
        <draw:frame draw:style-name="gr7" draw:text-style-name="P7" draw:layer="layout" svg:width="3.173cm" svg:height="0.962cm" svg:x="2.927cm" svg:y="11cm">
          <draw:text-box>
            <text:p>Consigne</text:p>
          </draw:text-box>
        </draw:frame>
        <draw:frame draw:style-name="gr7" draw:text-style-name="P7" draw:layer="layout" svg:width="2.614cm" svg:height="0.962cm" svg:x="22.1cm" svg:y="10.5cm">
          <draw:text-box>
            <text:p>Mes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naître la 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u départ le robot est dans la case de départ</text:p>
                <text:list>
                  <text:list-item>
                    <text:p text:style-name="P1">Position (x,y) et cap approximatif</text:p>
                  </text:list-item>
                  <text:list-item>
                    <text:p text:style-name="P1">Départ à droite ou vers le haut ?</text:p>
                  </text:list-item>
                </text:list>
              </text:list-item>
              <text:list-item>
                <text:p text:style-name="P1">On obtient la position à partir des capteurs de distance</text:p>
                <text:list>
                  <text:list-item>
                    <text:p text:style-name="P1">1- Se centrer par rapport aux murs droits et gauche</text:p>
                    <text:list>
                      <text:list-item>
                        <text:p text:style-name="P1">Centrer = rester en ligne droite entre les 2 murs et rester stable</text:p>
                      </text:list-item>
                      <text:list-item>
                        <text:p text:style-name="P1">On a la position y et et le cap </text:p>
                      </text:list-item>
                    </text:list>
                  </text:list-item>
                  <text:list-item>
                    <text:p text:style-name="P1">2- Détecter un passage</text:p>
                    <text:list>
                      <text:list-item>
                        <text:p text:style-name="P1">Passage à droite ou à gauche : départ vers le haut ou à droite</text:p>
                      </text:list-item>
                      <text:list-item>
                        <text:p text:style-name="P1">Position du robot lors du début du passage : position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5DT12H37M6S</meta:editing-duration>
    <meta:editing-cycles>77</meta:editing-cycles>
    <meta:generator>LibreOffice/7.3.7.2$Windows_X86_64 LibreOffice_project/e114eadc50a9ff8d8c8a0567d6da8f454beeb84f</meta:generator>
    <dc:title>Blue Curve</dc:title>
    <dc:date>2023-03-02T22:38:15.155000000</dc:date>
    <meta:document-statistic meta:object-count="58"/>
  </office:meta>
</office:document-meta>
</file>